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Heading_20_2" style:master-page-name="Standard">
      <style:paragraph-properties style:page-number="auto"/>
    </style:style>
    <style:style style:name="P3" style:family="paragraph" style:parent-style-name="Text_20_body">
      <style:text-properties officeooo:paragraph-rsid="4184dfc8"/>
    </style:style>
    <style:style style:name="P4" style:family="paragraph" style:parent-style-name="Text_20_body" style:list-style-name="L166"/>
    <style:style style:name="P5" style:family="paragraph" style:parent-style-name="Text_20_body" style:list-style-name="L167"/>
    <style:style style:name="P6" style:family="paragraph" style:parent-style-name="Text_20_body" style:list-style-name="L168"/>
    <style:style style:name="P7" style:family="paragraph" style:parent-style-name="Text_20_body" style:list-style-name="L169"/>
    <style:style style:name="P8" style:family="paragraph" style:parent-style-name="Text_20_body" style:list-style-name="L170"/>
    <style:style style:name="P9" style:family="paragraph" style:parent-style-name="Text_20_body" style:list-style-name="L171">
      <style:text-properties officeooo:paragraph-rsid="4185bfea"/>
    </style:style>
    <style:style style:name="P10" style:family="paragraph" style:parent-style-name="Text_20_body" style:list-style-name="L171">
      <style:text-properties officeooo:paragraph-rsid="418ac626"/>
    </style:style>
    <style:style style:name="T1" style:family="text">
      <style:text-properties fo:language="cs" fo:country="CZ" fo:font-style="italic" style:language-asian="cs" style:country-asian="CZ" style:font-style-asian="italic" style:language-complex="ar" style:country-complex="SA" style:font-style-complex="italic"/>
    </style:style>
    <style:style style:name="T2" style:family="text">
      <style:text-properties fo:language="cs" fo:country="CZ" style:language-asian="cs" style:country-asian="CZ" style:language-complex="ar" style:country-complex="S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16d94e77" style:font-style-asian="italic" style:font-style-complex="italic"/>
    </style:style>
    <style:style style:name="T5" style:family="text">
      <style:text-properties fo:font-style="italic" officeooo:rsid="418b8ade" style:font-style-asian="italic" style:font-style-complex="italic"/>
    </style:style>
    <style:style style:name="T6" style:family="text">
      <style:text-properties fo:font-style="italic" style:language-asian="cs" style:country-asian="CZ" style:font-style-asian="italic" style:font-style-complex="italic"/>
    </style:style>
    <style:style style:name="T7" style:family="text">
      <style:text-properties fo:font-style="italic" officeooo:rsid="418b3538" style:language-asian="cs" style:country-asian="CZ" style:font-style-asian="italic" style:font-style-complex="italic"/>
    </style:style>
    <style:style style:name="T8" style:family="text">
      <style:text-properties fo:font-style="italic" officeooo:rsid="4052fb12" style:language-asian="cs" style:country-asian="CZ" style:font-style-asian="italic" style:font-style-complex="italic"/>
    </style:style>
    <style:style style:name="T9" style:family="text">
      <style:text-properties fo:font-style="italic" officeooo:rsid="418b8ade" style:language-asian="cs" style:country-asian="CZ" style:font-style-asian="italic" style:font-style-complex="italic"/>
    </style:style>
    <style:style style:name="T10" style:family="text">
      <style:text-properties fo:font-weight="bold" officeooo:rsid="4052fb12" style:language-asian="cs" style:country-asian="CZ" style:font-weight-asian="bold" style:font-weight-complex="bold"/>
    </style:style>
    <style:style style:name="T11" style:family="text">
      <style:text-properties fo:font-weight="bold" officeooo:rsid="418b3538" style:language-asian="cs" style:country-asian="CZ" style:font-weight-asian="bold" style:font-weight-complex="bold"/>
    </style:style>
    <style:style style:name="T12" style:family="text">
      <style:text-properties style:language-asian="cs" style:country-asian="CZ"/>
    </style:style>
    <style:style style:name="T13" style:family="text">
      <style:text-properties officeooo:rsid="4052fb12" style:language-asian="cs" style:country-asian="CZ"/>
    </style:style>
    <style:style style:name="T14" style:family="text">
      <style:text-properties officeooo:rsid="418b3538" style:language-asian="cs" style:country-asian="CZ"/>
    </style:style>
    <style:style style:name="T15" style:family="text">
      <style:text-properties style:use-window-font-color="true" style:font-name="Georgia" fo:font-size="10pt" fo:letter-spacing="0.004cm" fo:language="cs" fo:country="CZ" fo:font-style="italic" officeooo:rsid="4052fb12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6" style:family="text">
      <style:text-properties style:use-window-font-color="true" style:font-name="Georgia" fo:font-size="10pt" fo:letter-spacing="0.004cm" fo:language="cs" fo:country="CZ" fo:font-style="italic" officeooo:rsid="418b8ade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7" style:family="text">
      <style:text-properties officeooo:rsid="16d94e77"/>
    </style:style>
    <style:style style:name="T18" style:family="text">
      <style:text-properties officeooo:rsid="418b8a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Seznam dovedností</text:h>
      <text:list xml:id="list3218902" text:style-name="L171">
        <text:list-item>
          <text:p text:style-name="P9">Břichomluvectví</text:p>
        </text:list-item>
        <text:list-item>
          <text:p text:style-name="P9">Bylinkářství a léčení</text:p>
        </text:list-item>
        <text:list-item>
          <text:p text:style-name="P9">Čtení a psaní</text:p>
        </text:list-item>
        <text:list-item>
          <text:p text:style-name="P9">Důstojnický výcvik</text:p>
        </text:list-item>
        <text:list-item>
          <text:p text:style-name="P9">Etiketa</text:p>
        </text:list-item>
        <text:list-item>
          <text:p text:style-name="P9">Falešná hra</text:p>
        </text:list-item>
        <text:list-item>
          <text:p text:style-name="P9">Jezdectví</text:p>
        </text:list-item>
        <text:list-item>
          <text:p text:style-name="P9">Lov a stopování</text:p>
        </text:list-item>
        <text:list-item>
          <text:p text:style-name="P9"><text:span text:style-name="T17">M</text:span>oderní jazyk<text:span text:style-name="T17">y </text:span><text:span text:style-name="T4">(E</text:span><text:span text:style-name="T3">lfština, </text:span><text:span text:style-name="T4">K</text:span><text:span text:style-name="T3">rollština, </text:span><text:span text:style-name="T4">O</text:span><text:span text:style-name="T3">becná řeč, </text:span><text:span text:style-name="T4">Ř</text:span><text:span text:style-name="T3">eč barbarů, </text:span><text:span text:style-name="T4">T</text:span><text:span text:style-name="T3">rpasličtina</text:span><text:span text:style-name="T5">)</text:span></text:p>
        </text:list-item>
        <text:list-item>
          <text:p text:style-name="P9">Mučení</text:p>
        </text:list-item>
        <text:list-item>
          <text:p text:style-name="P9">Obchod</text:p>
        </text:list-item>
        <text:list-item>
          <text:p text:style-name="P9">Odezírání ze rtů</text:p>
        </text:list-item>
        <text:list-item>
          <text:p text:style-name="P9">Orientace a přežití v divočině</text:p>
        </text:list-item>
        <text:list-item>
          <text:p text:style-name="P9">Ostražitost a plížení</text:p>
        </text:list-item>
        <text:list-item>
          <text:p text:style-name="P9">Ošetřování zranění</text:p>
        </text:list-item>
        <text:list-item>
          <text:p text:style-name="P9">Otevírání zámků</text:p>
        </text:list-item>
        <text:list-item>
          <text:p text:style-name="P9">Padělatelství</text:p>
        </text:list-item>
        <text:list-item>
          <text:p text:style-name="P9"><text:soft-page-break/>Plavání</text:p>
        </text:list-item>
        <text:list-item>
          <text:p text:style-name="P9">Přetvářka a převleky</text:p>
        </text:list-item>
        <text:list-item>
          <text:p text:style-name="P9"><text:span text:style-name="T17">Ř</text:span>emesla <text:span text:style-name="T5">(</text:span><text:span text:style-name="T3">Hornictví, Hrnčířství, Iluminace, Kaligrafie, Kamenictví, Kartografie, Klenotnictví, Konstrukce obléhacích zbraní, Kovářství, Kožedělnictví, Krejčířství, Krocení a cvičení zvířat, Lazebnictví, Loďařství, Námořnictví, Rybaření, Řeznictví, Sokolnictví, Stavitelství, Tesařina, Uhlířství, Vaření, Výroba pastí, Zámečnictví, Zbrojířství, Zednictví, Zlatnictví</text:span><text:span text:style-name="T5">)</text:span></text:p>
        </text:list-item>
        <text:list-item>
          <text:p text:style-name="P9">Skřetí jazyk</text:p>
        </text:list-item>
        <text:list-item>
          <text:p text:style-name="P9"><text:span text:style-name="T17">Staré jazyky </text:span><text:span text:style-name="T4">(S</text:span><text:span text:style-name="T3">taroelfština, </text:span><text:span text:style-name="T4">S</text:span><text:span text:style-name="T3">tarogoblinština, </text:span><text:span text:style-name="T4">S</text:span><text:span text:style-name="T3">taroorkština, </text:span><text:span text:style-name="T4">Starotrpasličtina)</text:span></text:p>
        </text:list-item>
        <text:list-item>
          <text:p text:style-name="P9">Šplhání</text:p>
        </text:list-item>
        <text:list-item>
          <text:p text:style-name="P9">Učenost</text:p>
        </text:list-item>
        <text:list-item>
          <text:p text:style-name="P10"><text:span text:style-name="T17">U</text:span>mělecké dovednosti <text:span text:style-name="T5">(</text:span><text:span text:style-name="T3">Herectví, Hra na hudební nástroj, Malba, Přednes, Rétorika, Skládání hudby, Sochařství, Tanec, Zpěv</text:span><text:span text:style-name="T5">)</text:span></text:p>
        </text:list-item>
        <text:list-item>
          <text:p text:style-name="P9">Únik z pout</text:p>
        </text:list-item>
        <text:list-item>
          <text:p text:style-name="P9">Vozatajství</text:p>
        </text:list-item>
        <text:list-item>
          <text:p text:style-name="P9">Vybírání kapes</text:p>
        </text:list-item>
        <text:list-item>
          <text:p text:style-name="P9">Znalost podsvětí</text:p>
        </text:list-item>
      </text:list>
      <text:p text:style-name="P3"><text:span text:style-name="T13"/></text:p>
      <text:h text:style-name="Heading_20_2" text:outline-level="2"><text:soft-page-break/>Doporučené dovednosti</text:h>
      <text:h text:style-name="Heading_20_3" text:outline-level="3">Válečník</text:h>
      <text:list xml:id="list2610409179" text:style-name="L170">
        <text:list-item>
          <text:p text:style-name="P8">Čtení a psaní</text:p>
        </text:list-item>
        <text:list-item>
          <text:p text:style-name="P8">Důstojnický výcvik</text:p>
        </text:list-item>
        <text:list-item>
          <text:p text:style-name="P8">Etiketa</text:p>
        </text:list-item>
        <text:list-item>
          <text:p text:style-name="P8">Hra na hudební nástroj (urči který)</text:p>
        </text:list-item>
        <text:list-item>
          <text:p text:style-name="P8"><text:span text:style-name="T7">Jazyky:</text:span><text:span text:style-name="T14"> O</text:span><text:span text:style-name="T13">becná řeč, </text:span><text:span text:style-name="T14">E</text:span><text:span text:style-name="T13">lfština, </text:span><text:span text:style-name="T14">T</text:span><text:span text:style-name="T13">rpasličtina, </text:span><text:span text:style-name="T14">Ř</text:span><text:span text:style-name="T13">eč barbarů, </text:span><text:span text:style-name="T14">K</text:span><text:span text:style-name="T13">rollština, Skřetí jazyk</text:span></text:p>
        </text:list-item>
        <text:list-item>
          <text:p text:style-name="P8"><text:span text:style-name="T1">Řemesla</text:span><text:span text:style-name="T6">:</text:span><text:span text:style-name="T13"> dřevařství, hornictví, konstrukce obléhacích zbraní, kovářství, mořeplavba, tesařina, vaření, zbrojířství</text:span></text:p>
        </text:list-item>
        <text:list-item>
          <text:p text:style-name="P8">Jezdectví</text:p>
        </text:list-item>
        <text:list-item>
          <text:p text:style-name="P8">Lov a stopování</text:p>
        </text:list-item>
        <text:list-item>
          <text:p text:style-name="P8">Mučení</text:p>
        </text:list-item>
        <text:list-item>
          <text:p text:style-name="P8">Orientace a přežití v divočině</text:p>
        </text:list-item>
        <text:list-item>
          <text:p text:style-name="P8">Ostražitost a plížení</text:p>
        </text:list-item>
        <text:list-item>
          <text:p text:style-name="P8">Ošetřování zranění</text:p>
        </text:list-item>
        <text:list-item>
          <text:p text:style-name="P8">Plavání</text:p>
        </text:list-item>
        <text:list-item>
          <text:p text:style-name="P8">Šplhání</text:p>
        </text:list-item>
        <text:list-item>
          <text:p text:style-name="P8">Vozatajství</text:p>
        </text:list-item>
      </text:list>
      <text:h text:style-name="Heading_20_3" text:outline-level="3"><text:soft-page-break/>Hraničář</text:h>
      <text:list xml:id="list1133551637" text:style-name="L169">
        <text:list-item>
          <text:p text:style-name="P7">Bylinkářství a léčení</text:p>
        </text:list-item>
        <text:list-item>
          <text:p text:style-name="P7">Hra na hudební nástroj (urči který)</text:p>
        </text:list-item>
        <text:list-item>
          <text:p text:style-name="P7"><text:span text:style-name="T7">Jazyky:</text:span><text:span text:style-name="T14"> O</text:span><text:span text:style-name="T13">becná řeč, </text:span><text:span text:style-name="T14">E</text:span><text:span text:style-name="T13">lfština, </text:span><text:span text:style-name="T14">T</text:span><text:span text:style-name="T13">rpasličtina, </text:span><text:span text:style-name="T14">Ř</text:span><text:span text:style-name="T13">eč barbarů, </text:span><text:span text:style-name="T14">K</text:span><text:span text:style-name="T13">rollština, Skřetí jazyk</text:span></text:p>
        </text:list-item>
        <text:list-item>
          <text:p text:style-name="P7"><text:span text:style-name="T1">Řemesla</text:span><text:span text:style-name="T6">:</text:span><text:span text:style-name="T13"> Krocení a cvičení zvířat, Sokolnictví, Rybaření, Dřevařství, Kožedělnictví, Řeznictví, Tesařina, Vaření, Výroba pastí, Kartografie</text:span></text:p>
        </text:list-item>
        <text:list-item>
          <text:p text:style-name="P7">Jezdectví</text:p>
        </text:list-item>
        <text:list-item>
          <text:p text:style-name="P7">Lov a stopování</text:p>
        </text:list-item>
        <text:list-item>
          <text:p text:style-name="P7">Orientace a přežití v divočině</text:p>
        </text:list-item>
        <text:list-item>
          <text:p text:style-name="P7">Ostražitost a plížení</text:p>
        </text:list-item>
        <text:list-item>
          <text:p text:style-name="P7">Ošetřování zranění</text:p>
        </text:list-item>
        <text:list-item>
          <text:p text:style-name="P7">Plavání</text:p>
        </text:list-item>
        <text:list-item>
          <text:p text:style-name="P7">Šplhání</text:p>
        </text:list-item>
      </text:list>
      <text:h text:style-name="Heading_20_3" text:outline-level="3">Alchymista</text:h>
      <text:list xml:id="list971288444" text:style-name="L168">
        <text:list-item>
          <text:p text:style-name="P6">Bylinkářství a léčení</text:p>
        </text:list-item>
        <text:list-item>
          <text:p text:style-name="P6">Čtení a psaní</text:p>
        </text:list-item>
        <text:list-item>
          <text:p text:style-name="P6">Hra na hudební nástroj (urči který)</text:p>
        </text:list-item>
        <text:list-item>
          <text:p text:style-name="P6"><text:span text:style-name="T7">Jazyky:</text:span><text:span text:style-name="T14"> O</text:span><text:span text:style-name="T13">becná řeč, </text:span><text:span text:style-name="T14">E</text:span><text:span text:style-name="T13">lfština, </text:span><text:span text:style-name="T14">T</text:span><text:span text:style-name="T13">rpasličtina, </text:span><text:span text:style-name="T14">Ř</text:span><text:span text:style-name="T13">eč barbarů, </text:span><text:span text:style-name="T14">K</text:span><text:span text:style-name="T13">rollština, </text:span><text:span text:style-name="T14">S</text:span><text:span text:style-name="T13">taroelfština, </text:span><text:span text:style-name="T14">S</text:span><text:span text:style-name="T13">tarotrpasličtina, </text:span><text:span text:style-name="T14">S</text:span><text:span text:style-name="T13">taroorkština, </text:span><text:span text:style-name="T14">S</text:span><text:span text:style-name="T13">tarogoblinština</text:span></text:p>
        </text:list-item>
        <text:list-item>
          <text:p text:style-name="P6"><text:soft-page-break/><text:span text:style-name="T1">Řemesla</text:span><text:span text:style-name="T6">:</text:span><text:span text:style-name="T12"> </text:span><text:span text:style-name="T13">Iluminace, Kaligrafie, Klenotnictví, Konstrukce obléhacích zbraní, Kovářství, Vaření, Výroba pastí, Zlatnictví</text:span></text:p>
        </text:list-item>
        <text:list-item>
          <text:p text:style-name="P6">Ošetřování zranění</text:p>
        </text:list-item>
        <text:list-item>
          <text:p text:style-name="P6">Padělatelství</text:p>
        </text:list-item>
        <text:list-item>
          <text:p text:style-name="P6">Učenost</text:p>
        </text:list-item>
      </text:list>
      <text:h text:style-name="Heading_20_3" text:outline-level="3">Kouzelník</text:h>
      <text:list xml:id="list732721313" text:style-name="L167">
        <text:list-item>
          <text:p text:style-name="P5">Čtení a psaní</text:p>
        </text:list-item>
        <text:list-item>
          <text:p text:style-name="P5">Hra na hudební nástroj</text:p>
        </text:list-item>
        <text:list-item>
          <text:p text:style-name="P5"><text:span text:style-name="T7">Jazyky:</text:span><text:span text:style-name="T14"> O</text:span><text:span text:style-name="T13">becná řeč, </text:span><text:span text:style-name="T14">E</text:span><text:span text:style-name="T13">lfština, </text:span><text:span text:style-name="T14">T</text:span><text:span text:style-name="T13">rpasličtina, </text:span><text:span text:style-name="T14">Ř</text:span><text:span text:style-name="T13">eč barbarů, </text:span><text:span text:style-name="T14">K</text:span><text:span text:style-name="T13">rollština, </text:span><text:span text:style-name="T11">S</text:span><text:span text:style-name="T10">taroelfština</text:span><text:span text:style-name="T13">, </text:span><text:span text:style-name="T14">S</text:span><text:span text:style-name="T13">tarotrpasličtina, </text:span><text:span text:style-name="T14">S</text:span><text:span text:style-name="T13">taroorkština, </text:span><text:span text:style-name="T14">S</text:span><text:span text:style-name="T13">tarogoblinština</text:span></text:p>
        </text:list-item>
        <text:list-item>
          <text:p text:style-name="P5"><text:span text:style-name="T1">Řemesla</text:span><text:span text:style-name="T6">:</text:span><text:span text:style-name="T13"> Iluminace, Kaligrafie, Kartografie, Klenotnictví</text:span></text:p>
        </text:list-item>
        <text:list-item>
          <text:p text:style-name="P5">Malba (hodí se na iluze)</text:p>
        </text:list-item>
        <text:list-item>
          <text:p text:style-name="P5">Padělatelství</text:p>
        </text:list-item>
        <text:list-item>
          <text:p text:style-name="P5">Přednes</text:p>
        </text:list-item>
        <text:list-item>
          <text:p text:style-name="P5">Učenost</text:p>
        </text:list-item>
      </text:list>
      <text:h text:style-name="Heading_20_3" text:outline-level="3">Zloděj</text:h>
      <text:list xml:id="list2487603416" text:style-name="L166">
        <text:list-item>
          <text:p text:style-name="P4">Břichomluvectví</text:p>
        </text:list-item>
        <text:list-item>
          <text:p text:style-name="P4">Falešná hra</text:p>
        </text:list-item>
        <text:list-item>
          <text:p text:style-name="P4">Hra na hudební nástroj (urči který)</text:p>
        </text:list-item>
        <text:list-item>
          <text:p text:style-name="P4"><text:soft-page-break/><text:span text:style-name="T7">Jazyky:</text:span><text:span text:style-name="T14"> O</text:span><text:span text:style-name="T13">becná řeč, </text:span><text:span text:style-name="T14">E</text:span><text:span text:style-name="T13">lfština, </text:span><text:span text:style-name="T14">T</text:span><text:span text:style-name="T13">rpasličtina, </text:span><text:span text:style-name="T14">Ř</text:span><text:span text:style-name="T13">eč barbarů, </text:span><text:span text:style-name="T14">K</text:span><text:span text:style-name="T13">rollština</text:span></text:p>
        </text:list-item>
        <text:list-item>
          <text:p text:style-name="P4"><text:span text:style-name="T1">Řemesla</text:span><text:span text:style-name="T6">:</text:span><text:span text:style-name="T13"> Klenotnictví, Lazebnictví, Mořeplavba, Vaření, Výroba pastí, Zámečnictví, Zlatnictví, Obchod</text:span></text:p>
        </text:list-item>
        <text:list-item>
          <text:p text:style-name="P4">Mučení</text:p>
        </text:list-item>
        <text:list-item>
          <text:p text:style-name="P4">Odezírání ze rtů</text:p>
        </text:list-item>
        <text:list-item>
          <text:p text:style-name="P4">Ostražitost a plížení</text:p>
        </text:list-item>
        <text:list-item>
          <text:p text:style-name="P4">Otevírání zámků</text:p>
        </text:list-item>
        <text:list-item>
          <text:p text:style-name="P4">Padělatelství</text:p>
        </text:list-item>
        <text:list-item>
          <text:p text:style-name="P4">Plavání</text:p>
        </text:list-item>
        <text:list-item>
          <text:p text:style-name="P4">Přetvářka a převleky</text:p>
        </text:list-item>
        <text:list-item>
          <text:p text:style-name="P4">Šplhání</text:p>
        </text:list-item>
        <text:list-item>
          <text:p text:style-name="P4">Únik z pout</text:p>
        </text:list-item>
        <text:list-item>
          <text:p text:style-name="P4">Vybírání kapes</text:p>
        </text:list-item>
        <text:list-item>
          <text:p text:style-name="P4">Znalost podsvětí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1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1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06T16:02:32.759000000</dc:date>
    <meta:print-date>2113-01-01T00:00:00</meta:print-date>
    <meta:editing-cycles>21058</meta:editing-cycles>
    <meta:editing-duration>P62DT13H20M50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6" meta:paragraph-count="95" meta:word-count="433" meta:character-count="2937" meta:non-whitespace-character-count="2686"/>
  </office:meta>
</office:document-meta>
</file>